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VVF (India) Limite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ynergy India Mkt Pvt Lt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VF Limi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8:51:24.516766543</meta:creation-date>
    <dc:date>2017-01-24T08:52:12.788804320</dc:date>
    <meta:editing-duration>PT48S</meta:editing-duration>
    <meta:editing-cycles>1</meta:editing-cycles>
    <meta:document-statistic meta:table-count="1" meta:cell-count="6" meta:object-count="0"/>
    <meta:generator>LibreOffice/5.0.6.2$Linux_X86_64 LibreOffice_project/00m0$Build-2</meta:generator>
  </office:meta>
</office:document-meta>
</file>